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83" officeooo:paragraph-rsid="00203883" style:font-weight-asian="bold" style:font-weight-complex="bold"/>
    </style:style>
    <style:style style:name="P2" style:family="paragraph" style:parent-style-name="Standard">
      <style:text-properties officeooo:paragraph-rsid="001f9af4"/>
    </style:style>
    <style:style style:name="P3" style:family="paragraph" style:parent-style-name="Standard">
      <style:text-properties officeooo:paragraph-rsid="00203883"/>
    </style:style>
    <style:style style:name="P4" style:family="paragraph" style:parent-style-name="Standard">
      <style:text-properties fo:font-weight="bold" officeooo:rsid="00233e0d" officeooo:paragraph-rsid="00233e0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gb To Hex</text:p>
      <text:p text:style-name="P3">#include &lt;iostream&gt;</text:p>
      <text:p text:style-name="P3">using namespace std;</text:p>
      <text:p text:style-name="P3">int decimaltohex(int num){</text:p>
      <text:p text:style-name="P3"><text:s text:c="4"/>int rem,i=0;</text:p>
      <text:p text:style-name="P3"><text:s text:c="4"/>char res[100];</text:p>
      <text:p text:style-name="P3"><text:s text:c="4"/>while(num&gt;0){</text:p>
      <text:p text:style-name="P3"><text:s text:c="8"/>rem=num%16;</text:p>
      <text:p text:style-name="P3"><text:s text:c="8"/>if(rem&lt;10){</text:p>
      <text:p text:style-name="P3"><text:s text:c="12"/>res[i]=rem+48;</text:p>
      <text:p text:style-name="P3"><text:s text:c="8"/>}else{</text:p>
      <text:p text:style-name="P3"><text:s text:c="11"/>res[i]=rem+55; </text:p>
      <text:p text:style-name="P3"><text:s text:c="8"/>}</text:p>
      <text:p text:style-name="P3"><text:s text:c="8"/>i++;</text:p>
      <text:p text:style-name="P3"><text:s text:c="8"/>num=num/16;</text:p>
      <text:p text:style-name="P3"><text:s text:c="4"/>}</text:p>
      <text:p text:style-name="P3"><text:s text:c="4"/>for(int j=i-1;j&gt;=0;j--){</text:p>
      <text:p text:style-name="P3"><text:s text:c="8"/>cout&lt;&lt;res[j];</text:p>
      <text:p text:style-name="P3"><text:s text:c="4"/>}</text:p>
      <text:p text:style-name="P3">}</text:p>
      <text:p text:style-name="P3"/>
      <text:p text:style-name="P3">int main(){</text:p>
      <text:p text:style-name="P3">int r,g,b;</text:p>
      <text:p text:style-name="P3"/>
      <text:p text:style-name="P3">cout&lt;&lt;"Enter the value of red green and blue from 0 to 255 ";</text:p>
      <text:p text:style-name="P3">cin&gt;&gt;r&gt;&gt;g&gt;&gt;b;</text:p>
      <text:p text:style-name="P3">cout&lt;&lt;"The hex value for given rgb is ";</text:p>
      <text:p text:style-name="P3">decimaltohex(r);</text:p>
      <text:p text:style-name="P3">decimaltohex(g);</text:p>
      <text:p text:style-name="P3">decimaltohex(b)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7-06T14:34:38.318378103</dc:date>
    <meta:editing-duration>PT1H36M5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61" meta:character-count="514" meta:non-whitespace-character-count="379"/>
  </office:meta>
</office:document-meta>
</file>